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89cm" style:rel-column-width="3055*"/>
    </style:style>
    <style:style style:name="Table1.B" style:family="table-column">
      <style:table-column-properties style:column-width="5.443cm" style:rel-column-width="3086*"/>
    </style:style>
    <style:style style:name="Table1.C" style:family="table-column">
      <style:table-column-properties style:column-width="2.662cm" style:rel-column-width="1509*"/>
    </style:style>
    <style:style style:name="Table1.D" style:family="table-column">
      <style:table-column-properties style:column-width="2.782cm" style:rel-column-width="1577*"/>
    </style:style>
    <style:style style:name="Table1.E" style:family="table-column">
      <style:table-column-properties style:column-width="5.339cm" style:rel-column-width="3027*"/>
    </style:style>
    <style:style style:name="Table1.F" style:family="table-column">
      <style:table-column-properties style:column-width="5.63cm" style:rel-column-width="319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6.131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" fo:font-size="10pt" style:font-size-asian="10pt" style:font-size-complex="10pt"/>
    </style:style>
    <style:style style:name="P6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color="#666666" style:font-name="Arial" fo:font-size="10pt" style:font-size-asian="10pt" style:font-size-complex="10pt"/>
    </style:style>
    <style:style style:name="P8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color="#000000" style:font-name="Arial" fo:font-size="10pt" style:font-size-asian="10pt" style:font-size-complex="10pt"/>
    </style:style>
    <style:style style:name="P10" style:family="paragraph" style:parent-style-name="Table_20_Contents"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color="#000000" style:font-name="Arial" fo:font-size="10pt" style:font-size-asian="10pt" style:font-size-complex="10pt"/>
    </style:style>
    <style:style style:name="P12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4">Problem</text:p>
            <text:p text:style-name="Table_20_Contents"/>
            <text:p text:style-name="P5">List the top 1-3 problems your initiative addresses</text:p>
            <text:p text:style-name="P5"/>
            <text:p text:style-name="P5">If relevant, note alternative solutions (how are these problems solved today?)</text:p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P4">Solution</text:p>
            <text:p text:style-name="Table_20_Contents"/>
            <text:p text:style-name="P5">How will your initiative solve the problem?</text:p>
            <text:p text:style-name="P5"/>
            <text:p text:style-name="P5">Be clear about the tangible deliverable. What sort of actual thing will be produced?</text:p>
            <text:p text:style-name="Table_20_Contents"/>
            <text:p text:style-name="Table_20_Contents"/>
            <text:p text:style-name="Table_20_Contents"/>
          </table:table-cell>
          <table:table-cell table:style-name="Table1.A1" table:number-rows-spanned="2" table:number-columns-spanned="2" office:value-type="string">
            <text:p text:style-name="P4">Value Proposition</text:p>
            <text:p text:style-name="Table_20_Contents"/>
            <text:p text:style-name="P5">What is the compelling justification for this initiative?</text:p>
            <text:p text:style-name="P5"/>
            <text:p text:style-name="P5">How does it relate to existing policy or strategy at the Branch, Division, Agency or Government level?</text:p>
          </table:table-cell>
          <table:covered-table-cell/>
          <table:table-cell table:style-name="Table1.A1" office:value-type="string">
            <text:p text:style-name="P4">National Significance </text:p>
            <text:p text:style-name="P5"/>
            <text:p text:style-name="P9">There is no central home to innovation, it's all of our responsibility. We needed this for ourselves, so we made it.</text:p>
            <text:p text:style-name="P9"/>
            <text:p text:style-name="P9">If others find it useful then great, let's work together to improve it.</text:p>
            <text:p text:style-name="P9"/>
          </table:table-cell>
          <table:table-cell table:style-name="Table1.F1" table:number-rows-spanned="2" office:value-type="string">
            <text:p text:style-name="P4">Stakeholders</text:p>
            <text:p text:style-name="P3"/>
            <text:p text:style-name="P10">APS staff, with ideas about potential initiatives, which they wish to articulate to an Executive audience.</text:p>
            <text:p text:style-name="P10"/>
            <text:p text:style-name="P10">EL staff, who wish to maximise their team's opportunities <text:s/>to have an impact on the organisation.</text:p>
            <text:p text:style-name="P10"/>
            <text:p text:style-name="P10">SES staff, who need to select the “best next investment” from limited resources.</text:p>
            <text:p text:style-name="P6"/>
          </table:table-cell>
        </table:table-row>
        <table:table-row table:style-name="Table1.2">
          <table:covered-table-cell/>
          <table:table-cell table:style-name="Table1.B2" office:value-type="string">
            <text:p text:style-name="P4">Metrics</text:p>
            <text:p text:style-name="P3"/>
            <text:p text:style-name="P6">What can you measure to determine if this initiative has been successful?</text:p>
            <text:p text:style-name="P6"/>
            <text:p text:style-name="P6">Describe the timeframe for conducting this experiment. When should these metrics be reviewed?</text:p>
          </table:table-cell>
          <table:covered-table-cell/>
          <table:covered-table-cell/>
          <table:table-cell table:style-name="Table1.B2" office:value-type="string">
            <text:p text:style-name="P4">Delivery Channels</text:p>
            <text:p text:style-name="P9"/>
            <text:p text:style-name="P9">Open/public collaboration via GitHub (documentation, tickets, etc).</text:p>
            <text:p text:style-name="P9"/>
            <text:p text:style-name="P9">Publish to community sites such as <text:a xlink:type="simple" xlink:href="http://thetoolkitproject.com/" text:style-name="Internet_20_link" text:visited-style-name="Visited_20_Internet_20_Link">http://thetoolkitproject.com/</text:a> for exposure to business modelling expertise.</text:p>
            <text:p text:style-name="P9"/>
            <text:p text:style-name="Table_20_Contents"><text:span text:style-name="T1">Informal community of practice via APS professional network. </text:span></text:p>
          </table:table-cell>
          <table:covered-table-cell/>
        </table:table-row>
        <table:table-row>
          <table:table-cell table:style-name="Table1.B2" table:number-columns-spanned="3" office:value-type="string">
            <text:p text:style-name="P4">Cost Structure</text:p>
            <text:p text:style-name="Table_20_Contents"/>
            <text:p text:style-name="P5">What are the fixed and variable costs of undertaking this initiative?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table-cell table:style-name="Table1.D3" table:number-columns-spanned="3" office:value-type="string">
            <text:p text:style-name="P4">Affordability</text:p>
            <text:p text:style-name="Table_20_Contents"/>
            <text:p text:style-name="P9">The Administrative Initiative Canvas does not require any operational budget.</text:p>
            <text:p text:style-name="P9"/>
            <text:p text:style-name="P9">Innovation requires time and effort, with or without tools such as this canvas. If there is an effort to orchestrate innovation, this tool may save time by providing a focus or catalyst for conversations. Standardisation of descriptions may save SES time when investment candidates are reviewed. </text:p>
          </table:table-cell>
          <table:covered-table-cell/>
          <table:covered-table-cell/>
        </table:table-row>
      </table:table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226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0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20:51:02</dc:date>
    <dc:creator>Chris Gough</dc:creator>
    <meta:editing-duration>P2DT14H23M11S</meta:editing-duration>
    <meta:editing-cycles>14</meta:editing-cycles>
    <meta:generator>OpenOffice/4.1.2$Unix OpenOffice.org_project/412m3$Build-9782</meta:generator>
    <meta:document-statistic meta:table-count="1" meta:image-count="1" meta:object-count="0" meta:page-count="1" meta:paragraph-count="30" meta:word-count="282" meta:character-count="1896"/>
  </office:meta>
</office:document-meta>
</file>